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style:font-name="Arial" officeooo:rsid="000e3148" officeooo:paragraph-rsid="000e3148"/>
    </style:style>
    <style:style style:name="P2" style:family="paragraph" style:parent-style-name="Standard">
      <style:text-properties style:font-name="Arial" officeooo:rsid="000e3148" officeooo:paragraph-rsid="0016ba0b"/>
    </style:style>
    <style:style style:name="P3" style:family="paragraph" style:parent-style-name="Standard">
      <style:paragraph-properties fo:margin-top="0.302cm" fo:margin-bottom="0.302cm" style:contextual-spacing="false"/>
      <style:text-properties style:font-name="Arial" officeooo:rsid="000e3148" officeooo:paragraph-rsid="000e3148"/>
    </style:style>
    <style:style style:name="P4" style:family="paragraph" style:parent-style-name="Subtitle">
      <style:text-properties style:text-underline-style="solid" style:text-underline-width="auto" style:text-underline-color="font-color"/>
    </style:style>
    <style:style style:name="P5" style:family="paragraph" style:parent-style-name="Standard" style:list-style-name="L1">
      <style:paragraph-properties fo:margin-top="0.201cm" fo:margin-bottom="0.201cm" style:contextual-spacing="false"/>
      <style:text-properties style:font-name="Arial" officeooo:rsid="001a3e43" officeooo:paragraph-rsid="0014e5f1"/>
    </style:style>
    <style:style style:name="P6" style:family="paragraph" style:parent-style-name="Standard" style:list-style-name="L1">
      <style:paragraph-properties fo:margin-top="0.201cm" fo:margin-bottom="0.201cm" style:contextual-spacing="false" fo:line-height="115%"/>
      <style:text-properties style:font-name="Arial" officeooo:rsid="001a3e43" officeooo:paragraph-rsid="00243d05"/>
    </style:style>
    <style:style style:name="P7" style:family="paragraph" style:parent-style-name="Standard" style:list-style-name="L1">
      <style:paragraph-properties fo:margin-top="0.101cm" fo:margin-bottom="0.101cm" style:contextual-spacing="false"/>
      <style:text-properties style:font-name="Arial" officeooo:rsid="001a3e43" officeooo:paragraph-rsid="001a3e43"/>
    </style:style>
    <style:style style:name="P8" style:family="paragraph" style:parent-style-name="Standard" style:list-style-name="L1">
      <style:paragraph-properties fo:margin-top="0.101cm" fo:margin-bottom="0.101cm" style:contextual-spacing="false"/>
      <style:text-properties style:font-name="Arial" officeooo:rsid="001c9364" officeooo:paragraph-rsid="001c9364"/>
    </style:style>
    <style:style style:name="P9" style:family="paragraph" style:parent-style-name="Standard" style:list-style-name="L1">
      <style:paragraph-properties fo:margin-top="0.101cm" fo:margin-bottom="0.101cm" style:contextual-spacing="false"/>
      <style:text-properties style:font-name="Arial" officeooo:rsid="001c9364" officeooo:paragraph-rsid="00243d05"/>
    </style:style>
    <style:style style:name="P10" style:family="paragraph" style:parent-style-name="Standard" style:list-style-name="L1">
      <style:paragraph-properties fo:margin-top="0.101cm" fo:margin-bottom="0.101cm" style:contextual-spacing="false"/>
      <style:text-properties style:font-name="Arial" officeooo:rsid="00243d05" officeooo:paragraph-rsid="00243d05"/>
    </style:style>
    <style:style style:name="P11" style:family="paragraph" style:parent-style-name="Standard" style:list-style-name="L1">
      <style:paragraph-properties fo:margin-top="0.101cm" fo:margin-bottom="0.101cm" style:contextual-spacing="false"/>
      <style:text-properties style:font-name="Arial" officeooo:rsid="001ab0c6" officeooo:paragraph-rsid="001ab0c6"/>
    </style:style>
    <style:style style:name="P12" style:family="paragraph" style:parent-style-name="Standard" style:list-style-name="L1">
      <style:paragraph-properties fo:margin-top="0.101cm" fo:margin-bottom="0.101cm" style:contextual-spacing="false"/>
      <style:text-properties style:font-name="Arial" officeooo:rsid="001ba0cf" officeooo:paragraph-rsid="001ab0c6"/>
    </style:style>
    <style:style style:name="P13" style:family="paragraph" style:parent-style-name="Standard" style:list-style-name="L1">
      <style:paragraph-properties fo:margin-top="0.101cm" fo:margin-bottom="0.101cm" style:contextual-spacing="false"/>
      <style:text-properties style:font-name="Arial" officeooo:rsid="001ba0cf" officeooo:paragraph-rsid="001ba0cf"/>
    </style:style>
    <style:style style:name="P14" style:family="paragraph" style:parent-style-name="Standard" style:list-style-name="L1">
      <style:paragraph-properties fo:margin-top="0.101cm" fo:margin-bottom="0.101cm" style:contextual-spacing="false"/>
      <style:text-properties style:font-name="Arial" officeooo:rsid="001ba0cf" officeooo:paragraph-rsid="00243d05"/>
    </style:style>
    <style:style style:name="P15" style:family="paragraph" style:parent-style-name="Standard" style:list-style-name="L1">
      <style:paragraph-properties fo:margin-top="0.101cm" fo:margin-bottom="0.101cm" style:contextual-spacing="false"/>
      <style:text-properties style:font-name="Arial" officeooo:rsid="00250821" officeooo:paragraph-rsid="00250821"/>
    </style:style>
    <style:style style:name="P16" style:family="paragraph" style:parent-style-name="Standard" style:list-style-name="L1">
      <style:paragraph-properties fo:margin-top="0.101cm" fo:margin-bottom="0.101cm" style:contextual-spacing="false" fo:line-height="200%"/>
      <style:text-properties style:font-name="Arial" officeooo:rsid="001c920e" officeooo:paragraph-rsid="001c920e"/>
    </style:style>
    <style:style style:name="P17" style:family="paragraph" style:parent-style-name="Standard" style:list-style-name="L1">
      <style:paragraph-properties fo:margin-top="0.101cm" fo:margin-bottom="0.101cm" style:contextual-spacing="false"/>
      <style:text-properties style:font-name="Arial" officeooo:rsid="001c920e" officeooo:paragraph-rsid="001c920e"/>
    </style:style>
    <style:style style:name="P18" style:family="paragraph" style:parent-style-name="Standard" style:list-style-name="L1">
      <style:paragraph-properties fo:margin-top="0.101cm" fo:margin-bottom="0.101cm" style:contextual-spacing="false"/>
      <style:text-properties style:font-name="Arial" officeooo:rsid="001c920e" officeooo:paragraph-rsid="001eb59e"/>
    </style:style>
    <style:style style:name="P19" style:family="paragraph" style:parent-style-name="Standard" style:list-style-name="L1">
      <style:paragraph-properties fo:margin-top="0.101cm" fo:margin-bottom="0.101cm" style:contextual-spacing="false"/>
      <style:text-properties style:font-name="Arial" officeooo:rsid="001bd592" officeooo:paragraph-rsid="00243d05"/>
    </style:style>
    <style:style style:name="P20" style:family="paragraph" style:parent-style-name="Standard" style:list-style-name="L1">
      <style:paragraph-properties fo:margin-top="0.101cm" fo:margin-bottom="0.101cm" style:contextual-spacing="false"/>
      <style:text-properties style:font-name="Arial" officeooo:rsid="002640a1" officeooo:paragraph-rsid="002640a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1def0"/>
    </style:style>
    <style:style style:name="T3" style:family="text">
      <style:text-properties officeooo:rsid="00123ebb"/>
    </style:style>
    <style:style style:name="T4" style:family="text">
      <style:text-properties officeooo:rsid="0016ba0b"/>
    </style:style>
    <style:style style:name="T5" style:family="text">
      <style:text-properties officeooo:rsid="001a3e43"/>
    </style:style>
    <style:style style:name="T6" style:family="text">
      <style:text-properties officeooo:rsid="001ab0c6"/>
    </style:style>
    <style:style style:name="T7" style:family="text">
      <style:text-properties officeooo:rsid="001ba0cf"/>
    </style:style>
    <style:style style:name="T8" style:family="text">
      <style:text-properties officeooo:rsid="0020f52d"/>
    </style:style>
    <style:style style:name="T9" style:family="text">
      <style:text-properties officeooo:rsid="001ec9f5"/>
    </style:style>
    <style:style style:name="T10" style:family="text">
      <style:text-properties officeooo:rsid="001eb53e"/>
    </style:style>
    <style:style style:name="T11" style:family="text">
      <style:text-properties officeooo:rsid="001eb59e"/>
    </style:style>
    <style:style style:name="T12" style:family="text">
      <style:text-properties officeooo:rsid="0022a4f2"/>
    </style:style>
    <style:style style:name="T13" style:family="text">
      <style:text-properties officeooo:rsid="00243d05"/>
    </style:style>
    <style:style style:name="T14" style:family="text">
      <style:text-properties officeooo:rsid="00249ac5"/>
    </style:style>
    <style:style style:name="T15" style:family="text">
      <style:text-properties officeooo:rsid="00250821"/>
    </style:style>
    <style:style style:name="T16" style:family="text">
      <style:text-properties officeooo:rsid="002640a1"/>
    </style:style>
    <style:style style:name="T17" style:family="text">
      <style:text-properties officeooo:rsid="0027efcd"/>
    </style:style>
    <style:style style:name="T18" style:family="text">
      <style:text-properties officeooo:rsid="002965ef"/>
    </style:style>
    <style:style style:name="T19" style:family="text">
      <style:text-properties officeooo:rsid="002b34f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Historia de usuario Nro. <text:span text:style-name="T19">6</text:span>.</text:p>
      <text:p text:style-name="P3"><text:span text:style-name="T1">Titulo</text:span>: <text:span text:style-name="T13">Ver el listado de anuncios creados</text:span><text:span text:style-name="T4">.</text:span></text:p>
      <text:p text:style-name="P2"><text:span text:style-name="T1">Descripción</text:span>: Como usuario del sitio “<text:span text:style-name="T3">online pets</text:span><text:span text:style-name="T2">”</text:span>, quiero poder <text:span text:style-name="T13">ver un listado de </text:span><text:span text:style-name="T4">anuncio</text:span><text:span text:style-name="T13">s</text:span><text:span text:style-name="T4"> </text:span><text:span text:style-name="T13">que he publicado para poder modificarlo</text:span><text:span text:style-name="T18">s</text:span><text:span text:style-name="T13"> </text:span><text:span text:style-name="T18">y/</text:span><text:span text:style-name="T13">o eliminarlos</text:span><text:span text:style-name="T5">.</text:span></text:p>
      <text:p text:style-name="P2"/>
      <text:p text:style-name="P1"><text:span text:style-name="T1">Criterios de aceptación</text:span>:</text:p>
      <text:list xml:id="list3825498389" text:style-name="L1">
        <text:list-item>
          <text:p text:style-name="P5">Ver la opción “<text:span text:style-name="T13">Ver mis anuncios publicados</text:span>” luego de ingresar al sitio de manera satisfactoria. (Pasa)</text:p>
        </text:list-item>
        <text:list-item>
          <text:p text:style-name="P6"><text:span text:style-name="T8">No v</text:span>er la opción “<text:span text:style-name="T13">Ver mis anuncios publicados</text:span>” en caso de colocar un usuario y contraseña <text:span text:style-name="T8">correctamente</text:span>. (Error)</text:p>
        </text:list-item>
        <text:list-item>
          <text:p text:style-name="P6"><text:span text:style-name="T9">V</text:span>er la opción “<text:span text:style-name="T13">Ver mis anuncios publicados</text:span>” en caso de colocar un usuario y contraseña incorrectas. (Error)</text:p>
        </text:list-item>
        <text:list-item>
          <text:p text:style-name="P7">Al ingresar a la <text:span text:style-name="T13">lista</text:span> de <text:span text:style-name="T12">un anuncio</text:span><text:span text:style-name="T13">s</text:span><text:span text:style-name="T12"> </text:span><text:span text:style-name="T13">que he publicado</text:span> <text:span text:style-name="T6">debe observarse </text:span><text:span text:style-name="T13">una lista de mis anuncios con la siguiente estructura </text:span><text:span text:style-name="T18">de información por cada uno</text:span><text:span text:style-name="T6"> </text:span><text:span text:style-name="T10">(Pasa)</text:span><text:span text:style-name="T6">:</text:span></text:p>
          <text:list>
            <text:list-item>
              <text:p text:style-name="P8">Fecha y hora de carga.</text:p>
            </text:list-item>
            <text:list-item>
              <text:p text:style-name="P10">Tipo de anuncio.</text:p>
            </text:list-item>
            <text:list-item>
              <text:p text:style-name="P11"><text:span text:style-name="T7">Categoría</text:span>.</text:p>
            </text:list-item>
            <text:list-item>
              <text:p text:style-name="P11">Color.</text:p>
            </text:list-item>
            <text:list-item>
              <text:p text:style-name="P12">Descripción adicional.</text:p>
            </text:list-item>
            <text:list-item>
              <text:p text:style-name="P15">Tipo<text:span text:style-name="T18">s</text:span> de contacto.</text:p>
            </text:list-item>
            <text:list-item>
              <text:p text:style-name="P16">Botones de <text:span text:style-name="T13">modificar y eliminar</text:span><text:span text:style-name="T11">.</text:span></text:p>
            </text:list-item>
          </text:list>
        </text:list-item>
        <text:list-item>
          <text:p text:style-name="P8">“Fecha y Hora” debe mostrar la correspondiente al sistema cuando se <text:span text:style-name="T13">realiza</text:span> la carga del anuncio.<text:span text:style-name="T10">(Pasa)</text:span></text:p>
        </text:list-item>
        <text:list-item>
          <text:p text:style-name="P9">“Fecha y Hora” <text:span text:style-name="T13">no muestra</text:span> la <text:span text:style-name="T13">fecha y hora del</text:span> sistema cuando se <text:span text:style-name="T13">realiza</text:span> la carga del anuncio. <text:span text:style-name="T13">(Error)</text:span></text:p>
        </text:list-item>
        <text:list-item>
          <text:p text:style-name="P10">“Tipo anuncio” debe mostrar si es un anuncio de extravío, uno de adopción o uno de encontrado. (Pasa)</text:p>
        </text:list-item>
        <text:list-item>
          <text:p text:style-name="P10">“Tipo anuncio” no muestra el tipo de anuncio cargado. (Error)</text:p>
        </text:list-item>
        <text:list-item>
          <text:p text:style-name="P13">“Categoría” <text:span text:style-name="T13">debe mostrar la categoría de mascota que se ha cargado en el dato categoría</text:span>: Perro – Gato – Ave – Tortuga – Conejo – Otro.(Pasa)</text:p>
        </text:list-item>
        <text:list-item>
          <text:p text:style-name="P14">“Categoría” <text:span text:style-name="T13">no muestra la categoría de mascota que se ha cargado en el dato categoría</text:span>.(<text:span text:style-name="T13">Error</text:span>)</text:p>
        </text:list-item>
        <text:list-item>
          <text:p text:style-name="P19">“Color” debe <text:span text:style-name="T13">mostrar el color de la mascota que se ha cargado en el dato color</text:span>: Negro – Blanco – Marrón – Verde – Otro.<text:span text:style-name="T10">(Pasa)</text:span></text:p>
        </text:list-item>
        <text:list-item>
          <text:p text:style-name="P19"><text:s/><text:span text:style-name="T7">“C</text:span><text:span text:style-name="T13">olor</text:span><text:span text:style-name="T7">” </text:span><text:span text:style-name="T13">no muestra el color de la mascota que se ha cargado en el dato color</text:span><text:span text:style-name="T7">.(</text:span><text:span text:style-name="T13">Error</text:span><text:span text:style-name="T7">)</text:span></text:p>
        </text:list-item>
        <text:list-item>
          <text:p text:style-name="P17">“Descripción <text:span text:style-name="T11">adicional”</text:span> debe <text:span text:style-name="T14">mostrar los primer 30 caracteres de todo el texto que se ha cargado en el dato descripción adicional</text:span>.<text:span text:style-name="T11">(Pasa)</text:span></text:p>
        </text:list-item>
        <text:list-item>
          <text:p text:style-name="P18"><text:soft-page-break/>“Descripción <text:span text:style-name="T11">adicional” </text:span><text:span text:style-name="T14">no muestra los caracteres del texto cargado en el dato descripción adicional</text:span>.<text:span text:style-name="T11">(Error)</text:span></text:p>
        </text:list-item>
        <text:list-item>
          <text:p text:style-name="P8">“Tipo de contacto” <text:span text:style-name="T15">debe mostrar el correo electrónico, y si se especifico el teléfono y/o la dirección</text:span>.<text:span text:style-name="T11">(Pasa)</text:span></text:p>
        </text:list-item>
        <text:list-item>
          <text:p text:style-name="P15">“Tipo de contacto” no muestra nada. (Error)</text:p>
        </text:list-item>
        <text:list-item>
          <text:p text:style-name="P15">Al presionar el botón “<text:span text:style-name="T16">M</text:span>odificar” se abre la pagina para modificar el anuncio. (Pasa)</text:p>
        </text:list-item>
        <text:list-item>
          <text:p text:style-name="P15">Al presionar el botón “<text:span text:style-name="T16">M</text:span>odificar” no se abre la pagina para modificar el anuncio. (Error)</text:p>
        </text:list-item>
        <text:list-item>
          <text:p text:style-name="P15">Al presionar el botón “<text:span text:style-name="T16">E</text:span>liminar” se mostrara un aviso <text:span text:style-name="T16">de confirmación</text:span> <text:span text:style-name="T16">para verificar que realmente desea eliminar el anuncio, al presionarlo el anuncio desaparece del sitio “online pets”.</text:span></text:p>
        </text:list-item>
        <text:list-item>
          <text:p text:style-name="P20">Al presionar el botón “Eliminar” y aceptar el mensaje de confirmación no se borr<text:span text:style-name="T17">a</text:span> el anuncio. <text:span text:style-name="T17">(Error)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s" fo:country="A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A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11T19:04:58.418000000</dc:date>
    <meta:editing-duration>PT13H22M59S</meta:editing-duration>
    <meta:editing-cycles>11</meta:editing-cycles>
    <meta:generator>LibreOffice/7.1.0.3$Windows_X86_64 LibreOffice_project/f6099ecf3d29644b5008cc8f48f42f4a40986e4c</meta:generator>
    <meta:document-statistic meta:table-count="0" meta:image-count="0" meta:object-count="0" meta:page-count="2" meta:paragraph-count="31" meta:word-count="432" meta:character-count="2582" meta:non-whitespace-character-count="2198"/>
  </office:meta>
</office:document-meta>
</file>